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Roman" svg:font-family="'Nimbus Roman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</office:font-face-decls>
  <office:automatic-styles>
    <style:style style:name="P1" style:family="paragraph" style:parent-style-name="Standard">
      <style:text-properties officeooo:paragraph-rsid="000aa73d"/>
    </style:style>
    <style:style style:name="P2" style:family="paragraph" style:parent-style-name="Text_20_body" style:list-style-name="L2"/>
    <style:style style:name="T1" style:family="text">
      <style:text-properties officeooo:rsid="000aa73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elkově je problém batohu s více možnostmi výběru zajímavý, <text:span text:style-name="T1">jelikož není úplně efektivní. </text:span>To znamená, že pro vyřešení těchto úloh je potřeba značné množství výpočetního času a paměti. <text:span text:style-name="T1">Kdyby se podařilo najít efektivní řešení, lecos by bylo jinak a hlavně by se ušetřily zdroje.</text:span></text:p>
      <text:p text:style-name="Standard"/>
      <text:p text:style-name="P1"><text:span text:style-name="T1">Možná řešení jsou samozřejmě Brute-force, kdy se hledají nejlepší kombinace. Dalším možným řešením by bylo </text:span>rozdělit <text:span text:style-name="T1">problémy </text:span>na menší subproblémy, které jsou navzájem nezávislé, <text:span text:style-name="T1">a pak je použít k řešení větších problémů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Roman" svg:font-family="'Nimbus Roman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cs" fo:country="CZ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cs" fo:country="CZ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 Gyre Heros" fo:font-family="'TeX Gyre Hero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8:12:00.256858189</meta:creation-date>
    <dc:date>2022-12-16T18:43:56.693858672</dc:date>
    <meta:editing-duration>PT31M57S</meta:editing-duration>
    <meta:editing-cycles>1</meta:editing-cycles>
    <meta:generator>LibreOffice/7.4.3.2$Linux_X86_64 LibreOffice_project/40$Build-2</meta:generator>
    <meta:document-statistic meta:table-count="0" meta:image-count="0" meta:object-count="0" meta:page-count="1" meta:paragraph-count="2" meta:word-count="76" meta:character-count="497" meta:non-whitespace-character-count="423"/>
  </office:meta>
</office:document-meta>
</file>